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24.001cm"/>
    </style:style>
    <style:style style:name="pr1" style:family="presentation" style:parent-style-name="midnightblue1-title">
      <style:graphic-properties draw:auto-grow-height="true" fo:min-height="6.363cm"/>
    </style:style>
    <style:style style:name="pr2" style:family="presentation" style:parent-style-name="midnightblue1-subtitle">
      <style:graphic-properties draw:fill-color="#ffffff" draw:auto-grow-height="true" fo:min-height="1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1-title">
      <style:graphic-properties draw:auto-grow-height="true" fo:min-height="3.899cm"/>
    </style:style>
    <style:style style:name="pr8" style:family="presentation" style:parent-style-name="midnightblue-outline1">
      <style:graphic-properties draw:textarea-vertical-align="middle" fo:min-height="13.75cm"/>
    </style:style>
    <style:style style:name="co1" style:family="table-column">
      <style:table-column-properties style:column-width="4.499cm" style:use-optimal-column-width="false"/>
    </style:style>
    <style:style style:name="co2" style:family="table-column">
      <style:table-column-properties style:column-width="4.505cm" style:use-optimal-column-width="false"/>
    </style:style>
    <style:style style:name="co3" style:family="table-column">
      <style:table-column-properties style:column-width="4.333cm" style:use-optimal-column-width="false"/>
    </style:style>
    <style:style style:name="co4" style:family="table-column">
      <style:table-column-properties style:column-width="4.335cm" style:use-optimal-column-width="false"/>
    </style:style>
    <style:style style:name="ro1" style:family="table-row">
      <style:table-row-properties style:row-height="1.939cm"/>
    </style:style>
    <style:style style:name="ro2" style:family="table-row">
      <style:table-row-properties style:row-height="1.122cm"/>
    </style:style>
    <style:style style:name="ro3" style:family="table-row">
      <style:table-row-properties style:row-height="1.735cm"/>
    </style:style>
    <style:style style:name="ro4" style:family="table-row">
      <style:table-row-properties style:row-height="4.527cm"/>
    </style:style>
    <style:style style:name="ro5" style:family="table-row">
      <style:table-row-properties style:row-height="2.394cm"/>
    </style:style>
    <style:style style:name="ce1" style:family="table-cell">
      <style:paragraph-properties fo:text-align="start"/>
      <style:text-properties fo:font-size="18pt" fo:font-weight="bold" style:font-weight-asian="bold" style:font-weight-complex="bold"/>
    </style:style>
    <style:style style:name="ce2" style:family="table-cell">
      <style:paragraph-properties fo:text-align="start"/>
      <style:text-properties fo:font-size="18pt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per 58%" fo:font-size="14pt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6.363cm" svg:x="1cm" svg:y="8.65cm" presentation:class="title" presentation:user-transformed="true">
          <draw:text-box>
            <text:p><text:span text:style-name="T1">Apollo Auto</text:span><text:span text:style-name="T1"><text:line-break/></text:span><text:span text:style-name="T1">Perception Module</text:span><text:span text:style-name="T1"><text:line-break/></text:span><text:span text:style-name="T2"> <text:s text:c="13"/></text:span><text:span text:style-name="T2"><text:line-break/></text:span><text:span text:style-name="T2"/></text:p>
          </draw:text-box>
        </draw:frame>
        <draw:frame presentation:style-name="pr2" draw:text-style-name="P1" draw:layer="layout" svg:width="4.5cm" svg:height="1.5cm" svg:x="16.5cm" svg:y="14.5cm" presentation:class="subtitle" presentation:user-transformed="true">
          <draw:text-box>
            <text:p>- Nikhil</text:p>
          </draw:text-box>
        </draw:frame>
        <draw:frame presentation:style-name="pr2" draw:text-style-name="P1" draw:layer="layout" svg:width="4.5cm" svg:height="1.5cm" svg:x="23cm" svg:y="19.5cm">
          <draw:text-box>
            <text:p><text:span text:style-name="T3">19</text:span><text:span text:style-name="T4">th</text:span><text:span text:style-name="T3"> June -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5"><text:s/></text:span><text:span text:style-name="T5">Apolloscape Dataset</text:span></text:p>
              </text:list-item>
              <text:list-item>
                <text:p><text:span text:style-name="T5"><text:s/></text:span><text:span text:style-name="T5">Udacity – Apollo Auto Video Course</text:span></text:p>
              </text:list-item>
              <text:list-item>
                <text:p><text:span text:style-name="T5"><text:s/></text:span><text:span text:style-name="T5">Perception Module (L4) </text:span></text:p>
              </text:list-item>
              <text:list-item>
                <text:p><text:span text:style-name="T5"><text:s/></text:span><text:span text:style-name="T5">Questions Regarding HD Map </text:span></text:p>
              </text:list-item>
              <text:list-item>
                <text:p><text:span text:style-name="T5"><text:s/></text:span><text:span text:style-name="T5">Bonus Se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1. Apolloscape Dataset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6">Lidar Point Cloud Obstacle Detection &amp; Classification</text:span></text:p>
              </text:list-item>
              <text:list-item>
                <text:p><text:span text:style-name="T6">Traffic Lights Detection</text:span></text:p>
              </text:list-item>
              <text:list-item>
                <text:p><text:span text:style-name="T6">Road Hackers</text:span></text:p>
              </text:list-item>
              <text:list-item>
                <text:p><text:span text:style-name="T6">Obstacle Detection Image Based</text:span></text:p>
              </text:list-item>
              <text:list-item>
                <text:p><text:span text:style-name="T6">Obstacle Trajectory Prediction</text:span></text:p>
              </text:list-item>
              <text:list-item>
                <text:p><text:span text:style-name="T6">Scene Analysis</text:span></text:p>
              </text:list-item>
            </text:list>
            <text:p><text:span text:style-name="T6"/></text:p>
            <text:p><text:span text:style-name="T6"><text:a xlink:href="../apollo/reports/research/apolloscape-ai-problems.png" xlink:type="simple">AI Problem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2. Udacity – Apollo Auto Video Course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3">
              <text:list-item>
                <text:p><text:span text:style-name="T6">L1 - Self-driving Overview</text:span></text:p>
              </text:list-item>
              <text:list-item>
                <text:p><text:span text:style-name="T6">L2 - HD Map</text:span></text:p>
              </text:list-item>
              <text:list-item>
                <text:p><text:span text:style-name="T6">L3 - Localization</text:span></text:p>
              </text:list-item>
              <text:list-item>
                <text:p><text:span text:style-name="T6">L4 - Perception</text:span></text:p>
              </text:list-item>
              <text:list-item>
                <text:p><text:span text:style-name="T6">L5 - Prediction</text:span></text:p>
              </text:list-item>
              <text:list-item>
                <text:p><text:span text:style-name="T6">L6 - Planning</text:span></text:p>
              </text:list-item>
              <text:list-item>
                <text:p><text:span text:style-name="T6">L7 – Control</text:span></text:p>
              </text:list-item>
              <text:list-item>
                <text:p><text:span text:style-name="T6">L8 - Summary &amp; Course datails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3. Perception Module (L4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header>
                <text:p><text:span text:style-name="T5">The perception module incorporates the capability of the follows - </text:span></text:p>
              </text:list-header>
              <text:list-item>
                <text:p><text:span text:style-name="T6">5 cameras (2 front, 2 on either side and 1 rear)</text:span></text:p>
              </text:list-item>
              <text:list-item>
                <text:p><text:span text:style-name="T6">2 radars (front and rear)</text:span></text:p>
              </text:list-item>
              <text:list-item>
                <text:p><text:span text:style-name="T6">3 LiDARs, 16-channels <text:s/>(2 rear and 1 front)</text:span></text:p>
              </text:list-item>
              <text:list-item>
                <text:p><text:span text:style-name="T6">1 LiDAR, 128-channels </text:span></text:p>
                <text:list>
                  <text:list-item>
                    <text:p><text:span text:style-name="T6">to recognize obstacles and fuse their individual tracks to obtain a final track list</text:span></text:p>
                  </text:list-item>
                </text:list>
              </text:list-item>
              <text:list-item>
                <text:p><text:span text:style-name="T6"><text:a xlink:href="../apollo/reports/research/Apollo3.5_perception_sensor_based.png" xlink:type="simple">Sensor based perception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7">3. Perception Module (L4) Video Content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8"><text:s text:c="3"/></text:span><text:span text:style-name="T8"><text:tab/></text:span><text:span text:style-name="T8">32 - Intro</text:span></text:p>
              </text:list-item>
              <text:list-item>
                <text:p><text:span text:style-name="T8"><text:s text:c="3"/></text:span><text:span text:style-name="T8"><text:tab/></text:span><text:span text:style-name="T8">33 - Sebastran’s </text:span></text:p>
              </text:list-item>
              <text:list-item>
                <text:p><text:span text:style-name="T8"><text:s text:c="3"/></text:span><text:span text:style-name="T8"><text:tab/></text:span><text:span text:style-name="T8">34 - Computer Vision</text:span></text:p>
              </text:list-item>
              <text:list-item>
                <text:p><text:span text:style-name="T8"><text:s text:c="3"/></text:span><text:span text:style-name="T8"><text:tab/></text:span><text:span text:style-name="T8">35 - Camera Images</text:span></text:p>
              </text:list-item>
              <text:list-item>
                <text:p><text:span text:style-name="T8"><text:s text:c="3"/></text:span><text:span text:style-name="T8"><text:tab/></text:span><text:span text:style-name="T8">36 - LiDAR Images</text:span></text:p>
              </text:list-item>
              <text:list-item>
                <text:p><text:span text:style-name="T8"><text:s text:c="3"/></text:span><text:span text:style-name="T8"><text:tab/></text:span><text:span text:style-name="T8">37 - Machine Learning</text:span></text:p>
              </text:list-item>
              <text:list-item>
                <text:p><text:span text:style-name="T8"><text:s text:c="3"/></text:span><text:span text:style-name="T8"><text:tab/></text:span><text:span text:style-name="T8">38 - Neural Network</text:span></text:p>
              </text:list-item>
              <text:list-item>
                <text:p><text:span text:style-name="T8"><text:s text:c="3"/></text:span><text:span text:style-name="T8"><text:tab/></text:span><text:span text:style-name="T8">39 - Backpropagation</text:span></text:p>
              </text:list-item>
              <text:list-item>
                <text:p><text:span text:style-name="T8"><text:s text:c="3"/></text:span><text:span text:style-name="T8"><text:tab/></text:span><text:span text:style-name="T8">40 – CNNs </text:span></text:p>
              </text:list-item>
              <text:list-item>
                <text:p><text:span text:style-name="T8"><text:s text:c="3"/></text:span><text:span text:style-name="T8"><text:tab/></text:span><text:span text:style-name="T8">41 - Detection </text:span><text:span text:style-name="T8">Classification</text:span></text:p>
              </text:list-item>
              <text:list-item>
                <text:p><text:span text:style-name="T8"><text:s text:c="3"/></text:span><text:span text:style-name="T8"><text:tab/></text:span><text:span text:style-name="T8">42 - Tracking</text:span></text:p>
              </text:list-item>
              <text:list-item>
                <text:p><text:span text:style-name="T8"><text:s text:c="3"/></text:span><text:span text:style-name="T8"><text:tab/></text:span><text:span text:style-name="T8">43 - Segmentation</text:span></text:p>
              </text:list-item>
              <text:list-item>
                <text:p><text:span text:style-name="T8"><text:s text:c="3"/></text:span><text:span text:style-name="T8"><text:tab/></text:span><text:span text:style-name="T8">44 - Apollo Perception</text:span></text:p>
              </text:list-item>
              <text:list-item>
                <text:p><text:span text:style-name="T8"><text:s text:c="3"/></text:span><text:span text:style-name="T8"><text:tab/></text:span><text:span text:style-name="T8">45 - Sensor Data </text:span><text:span text:style-name="T8">Comparisons</text:span></text:p>
              </text:list-item>
              <text:list-item>
                <text:p><text:span text:style-name="T8"><text:s text:c="3"/></text:span><text:span text:style-name="T8"><text:tab/></text:span><text:span text:style-name="T8">46 - Perception Fusions </text:span><text:span text:style-name="T8">Strategy</text:span></text:p>
              </text:list-item>
              <text:list-item>
                <text:p><text:span text:style-name="T8"><text:s text:c="3"/></text:span><text:span text:style-name="T8"><text:tab/></text:span><text:span text:style-name="T8">47 - 16 Vehicle Detection </text:span><text:span text:style-name="T8">Project From SDCND</text:span></text:p>
              </text:list-item>
              <text:list-item>
                <text:p><text:span text:style-name="T8"><text:s text:c="3"/></text:span><text:span text:style-name="T8"><text:tab/></text:span><text:span text:style-name="T8">48 -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. Questions Regarding HD Map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3">
              <text:list-item>
                <text:p><text:span text:style-name="T5">What is HD Map?</text:span></text:p>
              </text:list-item>
              <text:list-item>
                <text:p><text:span text:style-name="T5">How the detections are fitting in HD map?</text:span></text:p>
              </text:list-item>
              <text:list-item>
                <text:p><text:span text:style-name="T5">Are detections favorable <text:s/>to the HD map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erenc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6"><text:a xlink:href="http://data.apollo.auto/?locale=en-us&amp;lang=en" xlink:type="simple">Apolloscape Datasets</text:a></text:span></text:p>
              </text:list-item>
              <text:list-item>
                <text:p><text:span text:style-name="T6"><text:a xlink:href="http://apollo.auto/devcenter/devcenter.html" xlink:type="simple">Apollo Baidu Udacity Videos</text:a></text:span></text:p>
              </text:list-item>
              <text:list-item>
                <text:p><text:span text:style-name="T6"><text:a xlink:href="https://github.com/nikhilbv/apollo/tree/master/modules/perception" xlink:type="simple">Apollo Perception Module - Github</text:a></text:span></text:p>
              </text:list-item>
              <text:list-item>
                <text:p><text:span text:style-name="T6"><text:a xlink:href="http://apollo.auto/platform/perception.html" xlink:type="simple">Apollo Perception Module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1" presentation:presentation-page-layout-name="AL1T0">
        <office:forms form:automatic-focus="false" form:apply-design-mode="false"/>
        <draw:frame presentation:style-name="pr7" draw:layer="layout" svg:width="26cm" svg:height="3.899cm" svg:x="1cm" svg:y="9.882cm" presentation:class="title" presentation:user-transformed="true">
          <draw:text-box>
            <text:p><text:span text:style-name="T1">Bonus Section</text:span><text:span text:style-name="T1"><text:line-break/></text:span><text:span text:style-name="T2"> <text:s text:c="2"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ensors, Datatypes &amp; CV Tasks</text:p>
          </draw:text-box>
        </draw:frame>
        <draw:frame draw:style-name="standard" draw:layer="layout" svg:width="26.999cm" svg:height="4.999cm" svg:x="0.512cm" svg:y="5.6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7"><text:span text:style-name="T9">Sensors</text:span></text:p>
              </table:table-cell>
              <table:table-cell>
                <text:list text:style-name="L4">
                  <text:list-item>
                    <text:p text:style-name="P7"><text:span text:style-name="T10">Lidar</text:span></text:p>
                  </text:list-item>
                  <text:list-item>
                    <text:p text:style-name="P7"><text:span text:style-name="T10">Radar</text:span></text:p>
                  </text:list-item>
                </text:list>
              </table:table-cell>
              <table:table-cell>
                <text:p text:style-name="P7"><text:span text:style-name="T10">Camera</text:span></text:p>
              </table:table-cell>
              <table:table-cell>
                <text:p text:style-name="P7"><text:span text:style-name="T10">Stereo camera</text:span></text:p>
              </table:table-cell>
              <table:table-cell>
                <text:p text:style-name="P7"><text:span text:style-name="T10">IMU/GPS</text:span></text:p>
              </table:table-cell>
              <table:table-cell>
                <text:p text:style-name="P7"><text:span text:style-name="T10">?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9">Inputs</text:span></text:p>
              </table:table-cell>
              <table:table-cell>
                <text:p text:style-name="P7"><text:span text:style-name="T10">3D pointcloud</text:span></text:p>
                <text:p text:style-name="P7"><text:span text:style-name="T10"/></text:p>
              </table:table-cell>
              <table:table-cell>
                <text:p text:style-name="P7"><text:span text:style-name="T10">2D images</text:span></text:p>
              </table:table-cell>
              <table:table-cell>
                <text:p text:style-name="P7"><text:span text:style-name="T10">Depth images</text:span></text:p>
              </table:table-cell>
              <table:table-cell/>
              <table:table-cell>
                <text:p text:style-name="P7"><text:span text:style-name="T10">?</text:span></text:p>
                <text:p text:style-name="P7"><text:span text:style-name="T10"/></text:p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9">CV Tasks</text:span></text:p>
              </table:table-cell>
              <table:table-cell>
                <text:p text:style-name="P7"><text:span text:style-name="T10">Classification</text:span></text:p>
              </table:table-cell>
              <table:table-cell>
                <text:p text:style-name="P7"><text:span text:style-name="T10">Detection</text:span></text:p>
              </table:table-cell>
              <table:table-cell>
                <text:p text:style-name="P7"><text:span text:style-name="T10">Segmentation</text:span></text:p>
              </table:table-cell>
              <table:table-cell/>
              <table:table-cell>
                <text:p text:style-name="P7"><text:span text:style-name="T10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24.501cm" svg:height="2.462cm" svg:x="2cm" svg:y="12.5cm">
          <draw:text-box>
            <text:p><text:span text:style-name="T9">Note - </text:span></text:p>
            <text:p><text:span text:style-name="T10">?: Unknown</text:span></text:p>
            <text:p><text:span text:style-name="T10">(like telemetry information, meta-data information useful for sensor fus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I Application Area</text:p>
          </draw:text-box>
        </draw:frame>
        <draw:frame draw:style-name="standard" draw:layer="layout" svg:width="25.999cm" svg:height="10.077cm" svg:x="1cm" svg:y="5.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><text:span text:style-name="T11">Application area</text:span></text:p>
              </table:table-cell>
              <table:table-cell>
                <text:p><text:span text:style-name="T11">Road</text:span></text:p>
              </table:table-cell>
              <table:table-cell>
                <text:p><text:span text:style-name="T11">Non-road</text:span></text:p>
              </table:table-cell>
              <table:table-cell>
                <text:p><text:span text:style-name="T11">Satellite</text:span></text:p>
              </table:table-cell>
              <table:table-cell>
                <text:p><text:span text:style-name="T11">Metadata</text:span></text:p>
              </table:table-cell>
              <table:table-cell>
                <text:p><text:span text:style-name="T11">Combination of all</text:span></text:p>
              </table:table-cell>
            </table:table-row>
            <table:table-row table:style-name="ro4" table:default-cell-style-name="gray2">
              <table:table-cell table:style-name="ce3">
                <text:p><text:span text:style-name="T11">Type</text:span></text:p>
              </table:table-cell>
              <table:table-cell>
                <text:list text:style-name="L4">
                  <text:list-item>
                    <text:p>Lanes</text:p>
                  </text:list-item>
                  <text:list-item>
                    <text:p>Edges</text:p>
                  </text:list-item>
                  <text:list-item>
                    <text:p>Lane/Flow detection/tracking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>Traffic light,Temproral traffic light recognition</text:p>
                  </text:list-item>
                  <text:list-item>
                    <text:p>Traffic sign</text:p>
                  </text:list-item>
                  <text:list-item>
                    <text:p text:style-name="P7">Signage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>Center lines</text:p>
                  </text:list-item>
                  <text:list-item>
                    <text:p>building footprints</text:p>
                  </text:list-item>
                  <text:list-item>
                    <text:p><text:span text:style-name="T12">3D buildings</text:span></text:p>
                  </text:list-item>
                </text:list>
                <text:p/>
                <text:p/>
              </table:table-cell>
              <table:table-cell>
                <text:p>Georeferencing in real world for detected and extracted geometries</text:p>
              </table:table-cell>
              <table:table-cell>
                <text:p>Automation of all</text:p>
              </table:table-cell>
            </table:table-row>
            <table:table-row table:style-name="ro5" table:default-cell-style-name="gray1">
              <table:table-cell table:style-name="ce3">
                <text:p><text:span text:style-name="T11">Annotation</text:span></text:p>
              </table:table-cell>
              <table:table-cell>
                <text:p>Polygon</text:p>
              </table:table-cell>
              <table:table-cell>
                <text:p>Point</text:p>
                <text:p>(2D/3D)</text:p>
              </table:table-cell>
              <table:table-cell>
                <text:p><text:span text:style-name="T12">line and polygon</text:span></text:p>
                <text:p/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hallenges In Current Work Of AI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5">Increasing the accuracy and decreasing the response time</text:span></text:p>
              </text:list-item>
              <text:list-item>
                <text:p><text:span text:style-name="T5">Extract more &amp; more map components for HD Map</text:span></text:p>
              </text:list-item>
              <text:list-item>
                <text:p><text:span text:style-name="T5">Road specific detections like lanes, edg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4cm" svg:x="1cm" svg:y="5.5cm" presentation:class="outline" presentation:user-transformed="true">
          <draw:text-box>
            <text:p text:style-name="P9"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2:10:16.158087976</meta:creation-date>
    <meta:editing-duration>PT7H23M37S</meta:editing-duration>
    <meta:editing-cycles>74</meta:editing-cycles>
    <meta:generator>LibreOffice/5.1.6.2$Linux_X86_64 LibreOffice_project/10m0$Build-2</meta:generator>
    <dc:date>2019-06-19T19:11:11.450783956</dc:date>
    <meta:document-statistic meta:object-count="100"/>
    <meta:template xlink:type="simple" xlink:actuate="onRequest" xlink:title="Midnightblue" xlink:href="../../../../usr/lib/libreoffice/share/template/common/presnt/Midnightblue.otp" meta:date="2019-06-18T12:10:15.9077733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